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2" svg:font-family="'Droid Sans Devanagari'" style:font-family-generic="swiss"/>
    <style:font-face style:name="DejaVu Sans" svg:font-family="'DejaVu Sans'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e4ca" officeooo:paragraph-rsid="0010e4ca" style:font-size-asian="14pt" style:font-size-complex="16pt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" draw:name="Form1_2" draw:style-name="gr1" draw:text-style-name="P2" svg:x1="1.15cm" svg:y1="0.915cm" svg:x2="1.15cm" svg:y2="20.141cm">
        <text:p/>
      </draw:line>
      <draw:line text:anchor-type="page" text:anchor-page-number="1" draw:z-index="2" draw:name="Form1_1" draw:style-name="gr1" draw:text-style-name="P2" svg:x1="28.55cm" svg:y1="0.915cm" svg:x2="28.55cm" svg:y2="20.141cm">
        <text:p/>
      </draw:line>
      <draw:line text:anchor-type="page" text:anchor-page-number="1" draw:z-index="1" draw:name="Form1_0" draw:style-name="gr1" draw:text-style-name="P2" svg:x1="1.15cm" svg:y1="20.142cm" svg:x2="28.55cm" svg:y2="20.142cm">
        <text:p/>
      </draw:line>
      <draw:line text:anchor-type="page" text:anchor-page-number="1" draw:z-index="0" draw:name="Form1" draw:style-name="gr1" draw:text-style-name="P2" svg:x1="1.15cm" svg:y1="0.916cm" svg:x2="28.55cm" svg:y2="0.916cm">
        <text:p/>
      </draw:lin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2" svg:font-family="'Droid Sans Devanagari'" style:font-family-generic="swiss"/>
    <style:font-face style:name="DejaVu Sans" svg:font-family="'DejaVu Sans'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5" draw:display-name="Linienspitzen 5" svg:viewBox="0 0 1131 1131" svg:d="M0 564l564 567 567-567-567-564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6pt" fo:font-style="normal" fo:text-shadow="none" style:text-underline-style="solid" style:text-underline-width="auto" style:text-underline-color="font-color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9:04:51.042591762</meta:creation-date>
    <dc:date>2021-04-11T19:32:11.025817255</dc:date>
    <meta:editing-duration>PT17M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5.2$Linux_X86_64 LibreOffice_project/00$Build-2</meta:generator>
  </office:meta>
</office:document-meta>
</file>